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985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984cm"/>
    </style:style>
    <style:style style:name="Tabela1.B" style:family="table-column">
      <style:table-column-properties style:column-width="0.397cm"/>
    </style:style>
    <style:style style:name="Tabela1.C" style:family="table-column">
      <style:table-column-properties style:column-width="0.912cm"/>
    </style:style>
    <style:style style:name="Tabela1.D" style:family="table-column">
      <style:table-column-properties style:column-width="1.896cm"/>
    </style:style>
    <style:style style:name="Tabela1.E" style:family="table-column">
      <style:table-column-properties style:column-width="0.293cm"/>
    </style:style>
    <style:style style:name="Tabela1.F" style:family="table-column">
      <style:table-column-properties style:column-width="2.309cm"/>
    </style:style>
    <style:style style:name="Tabela1.G" style:family="table-column">
      <style:table-column-properties style:column-width="3.302cm"/>
    </style:style>
    <style:style style:name="Tabela1.H" style:family="table-column">
      <style:table-column-properties style:column-width="1.002cm"/>
    </style:style>
    <style:style style:name="Tabela1.I" style:family="table-column">
      <style:table-column-properties style:column-width="0.813cm"/>
    </style:style>
    <style:style style:name="Tabela1.J" style:family="table-column">
      <style:table-column-properties style:column-width="1.792cm"/>
    </style:style>
    <style:style style:name="Tabela1.K" style:family="table-column">
      <style:table-column-properties style:column-width="4.284cm"/>
    </style:style>
    <style:style style:name="Tabela1.A1" style:family="table-cell">
      <style:table-cell-properties fo:padding="0cm" fo:border="none"/>
    </style:style>
    <style:style style:name="Tabela1.7" style:family="table-row">
      <style:table-row-properties style:min-row-height="0.808cm"/>
    </style:style>
    <style:style style:name="Tabela1.A7" style:family="table-cell">
      <style:table-cell-properties style:vertical-align="middle" fo:padding="0cm" fo:border="none"/>
    </style:style>
    <style:style style:name="Tabela1.D7" style:family="table-cell">
      <style:table-cell-properties style:vertical-align="middle" fo:padding="0.101cm" fo:border-left="0.05pt solid #000000" fo:border-right="0.05pt solid #000000" fo:border-top="none" fo:border-bottom="none"/>
    </style:style>
    <style:style style:name="Tabela1.A8" style:family="table-cell">
      <style:table-cell-properties fo:padding="0cm" fo:border-left="none" fo:border-right="none" fo:border-top="0.05pt solid #000000" fo:border-bottom="none"/>
    </style:style>
    <style:style style:name="Tabela1.K8" style:family="table-cell">
      <style:table-cell-properties fo:padding="0cm" fo:border-left="0.05pt solid #000000" fo:border-right="none" fo:border-top="0.05pt solid #000000" fo:border-bottom="none"/>
    </style:style>
    <style:style style:name="Tabela1.K9" style:family="table-cell">
      <style:table-cell-properties fo:padding="0cm" fo:border-left="0.05pt solid #000000" fo:border-right="none" fo:border-top="none" fo:border-bottom="none"/>
    </style:style>
    <style:style style:name="Tabela1.A10" style:family="table-cell">
      <style:table-cell-properties fo:padding="0cm" fo:border-left="none" fo:border-right="none" fo:border-top="0.05pt solid #000000" fo:border-bottom="none"/>
    </style:style>
    <style:style style:name="Tabela1.K10" style:family="table-cell">
      <style:table-cell-properties fo:padding="0cm" fo:border-left="0.05pt solid #000000" fo:border-right="none" fo:border-top="0.05pt solid #000000" fo:border-bottom="none"/>
    </style:style>
    <style:style style:name="Tabela1.K11" style:family="table-cell">
      <style:table-cell-properties fo:padding="0cm" fo:border-left="0.05pt solid #000000" fo:border-right="none" fo:border-top="none" fo:border-bottom="none"/>
    </style:style>
    <style:style style:name="Tabela1.A12" style:family="table-cell">
      <style:table-cell-properties fo:padding="0cm" fo:border-left="none" fo:border-right="none" fo:border-top="0.05pt solid #000000" fo:border-bottom="none"/>
    </style:style>
    <style:style style:name="Tabela1.K12" style:family="table-cell">
      <style:table-cell-properties fo:padding="0cm" fo:border-left="0.05pt solid #000000" fo:border-right="none" fo:border-top="0.05pt solid #000000" fo:border-bottom="none"/>
    </style:style>
    <style:style style:name="Tabela1.13" style:family="table-row">
      <style:table-row-properties fo:background-color="transparent" fo:keep-together="auto">
        <style:background-image/>
      </style:table-row-properties>
    </style:style>
    <style:style style:name="Tabela1.A1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1.K13" style:family="table-cell">
      <style:table-cell-properties fo:padding="0cm" fo:border-left="0.05pt solid #000000" fo:border-right="none" fo:border-top="none" fo:border-bottom="none"/>
    </style:style>
    <style:style style:name="Tabela1.14" style:family="table-row">
      <style:table-row-properties fo:background-color="transparent" fo:keep-together="auto">
        <style:background-image/>
      </style:table-row-properties>
    </style:style>
    <style:style style:name="Tabela1.A14" style:family="table-cell">
      <style:table-cell-properties style:vertical-align="" fo:background-color="transparent" fo:padding="0cm" fo:border-left="none" fo:border-right="none" fo:border-top="0.05pt solid #000000" fo:border-bottom="none" style:writing-mode="page">
        <style:background-image/>
      </style:table-cell-properties>
    </style:style>
    <style:style style:name="Tabela1.B14" style:family="table-cell">
      <style:table-cell-properties style:vertical-align="" fo:background-color="transparent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15" style:family="table-row">
      <style:table-row-properties fo:background-color="transparent" fo:keep-together="auto">
        <style:background-image/>
      </style:table-row-properties>
    </style:style>
    <style:style style:name="Tabela1.B15" style:family="table-cell">
      <style:table-cell-properties style:vertical-align="" fo:background-color="transparent" fo:padding="0cm" fo:border-left="0.05pt solid #000000" fo:border-right="none" fo:border-top="none" fo:border-bottom="none" style:writing-mode="page">
        <style:background-image/>
      </style:table-cell-properties>
    </style:style>
    <style:style style:name="Tabela1.K15" style:family="table-cell">
      <style:table-cell-properties fo:padding="0cm" fo:border-left="0.05pt solid #000000" fo:border-right="none" fo:border-top="none" fo:border-bottom="none"/>
    </style:style>
    <style:style style:name="Tabela1.16" style:family="table-row">
      <style:table-row-properties fo:background-color="transparent" fo:keep-together="auto">
        <style:background-image/>
      </style:table-row-properties>
    </style:style>
    <style:style style:name="Tabela1.17" style:family="table-row">
      <style:table-row-properties fo:background-color="transparent" fo:keep-together="auto">
        <style:background-image/>
      </style:table-row-properties>
    </style:style>
    <style:style style:name="Tabela1.K17" style:family="table-cell">
      <style:table-cell-properties fo:padding="0cm" fo:border-left="0.05pt solid #000000" fo:border-right="none" fo:border-top="none" fo:border-bottom="none"/>
    </style:style>
    <style:style style:name="Tabela1.A18" style:family="table-cell">
      <style:table-cell-properties fo:padding="0cm" fo:border-left="none" fo:border-right="none" fo:border-top="0.05pt solid #000000" fo:border-bottom="none"/>
    </style:style>
    <style:style style:name="Tabela1.K18" style:family="table-cell">
      <style:table-cell-properties fo:padding="0cm" fo:border-left="0.05pt solid #000000" fo:border-right="none" fo:border-top="0.05pt solid #000000" fo:border-bottom="none"/>
    </style:style>
    <style:style style:name="Tabela1.K19" style:family="table-cell">
      <style:table-cell-properties fo:padding="0cm" fo:border-left="0.05pt solid #000000" fo:border-right="none" fo:border-top="none" fo:border-bottom="none"/>
    </style:style>
    <style:style style:name="Tabela1.K20" style:family="table-cell">
      <style:table-cell-properties fo:padding="0cm" fo:border-left="0.05pt solid #000000" fo:border-right="none" fo:border-top="0.05pt solid #000000" fo:border-bottom="none"/>
    </style:style>
    <style:style style:name="Tabela1.K21" style:family="table-cell">
      <style:table-cell-properties fo:padding="0cm" fo:border-left="0.05pt solid #000000" fo:border-right="none" fo:border-top="none" fo:border-bottom="none"/>
    </style:style>
    <style:style style:name="Tabela1.22" style:family="table-row">
      <style:table-row-properties fo:background-color="transparent" fo:keep-together="auto">
        <style:background-image/>
      </style:table-row-properties>
    </style:style>
    <style:style style:name="Tabela1.K23" style:family="table-cell">
      <style:table-cell-properties fo:padding="0cm" fo:border-left="0.05pt solid #000000" fo:border-right="none" fo:border-top="none" fo:border-bottom="none"/>
    </style:style>
    <style:style style:name="Tabela1.24" style:family="table-row">
      <style:table-row-properties fo:background-color="transparent" fo:keep-together="auto">
        <style:background-image/>
      </style:table-row-properties>
    </style:style>
    <style:style style:name="Tabela1.K25" style:family="table-cell">
      <style:table-cell-properties fo:padding="0cm" fo:border-left="0.05pt solid #000000" fo:border-right="none" fo:border-top="none" fo:border-bottom="none"/>
    </style:style>
    <style:style style:name="Tabela1.26" style:family="table-row">
      <style:table-row-properties fo:background-color="transparent" fo:keep-together="auto">
        <style:background-image/>
      </style:table-row-properties>
    </style:style>
    <style:style style:name="Tabela1.K27" style:family="table-cell">
      <style:table-cell-properties fo:padding="0cm" fo:border-left="0.05pt solid #000000" fo:border-right="none" fo:border-top="none" fo:border-bottom="none"/>
    </style:style>
    <style:style style:name="Tabela1.28" style:family="table-row">
      <style:table-row-properties fo:background-color="transparent" fo:keep-together="auto">
        <style:background-image/>
      </style:table-row-properties>
    </style:style>
    <style:style style:name="Tabela1.A31" style:family="table-cell">
      <style:table-cell-properties fo:padding="0cm" fo:border-left="none" fo:border-right="none" fo:border-top="0.05pt solid #000000" fo:border-bottom="none"/>
    </style:style>
    <style:style style:name="Tabela1.K31" style:family="table-cell">
      <style:table-cell-properties fo:padding="0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officeooo:rsid="002126cb" officeooo:paragraph-rsid="01635186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officeooo:rsid="001f485f" officeooo:paragraph-rsid="01635186"/>
    </style:style>
    <style:style style:name="P3" style:family="paragraph" style:parent-style-name="Table_20_Contents">
      <style:paragraph-properties fo:text-align="end" style:justify-single-word="false"/>
      <style:text-properties officeooo:rsid="002126cb" officeooo:paragraph-rsid="01635186"/>
    </style:style>
    <style:style style:name="P4" style:family="paragraph" style:parent-style-name="Table_20_Contents">
      <style:paragraph-properties fo:text-align="center" style:justify-single-word="false"/>
      <style:text-properties officeooo:rsid="002126cb" officeooo:paragraph-rsid="01635186"/>
    </style:style>
    <style:style style:name="P5" style:family="paragraph" style:parent-style-name="Table_20_Contents">
      <style:text-properties officeooo:rsid="002126cb" officeooo:paragraph-rsid="01635186"/>
    </style:style>
    <style:style style:name="P6" style:family="paragraph" style:parent-style-name="Table_20_Contents">
      <style:text-properties officeooo:rsid="002126cb" officeooo:paragraph-rsid="016b4c7e"/>
    </style:style>
    <style:style style:name="P7" style:family="paragraph" style:parent-style-name="Table_20_Contents">
      <style:text-properties style:font-name="DejaVu Sans" fo:font-size="7pt" officeooo:rsid="002126cb" officeooo:paragraph-rsid="01635186" style:font-size-asian="10.5pt"/>
    </style:style>
    <style:style style:name="P8" style:family="paragraph" style:parent-style-name="Table_20_Contents">
      <style:text-properties style:font-name="DejaVu Sans" fo:font-size="7pt" officeooo:rsid="002126cb" officeooo:paragraph-rsid="0179d586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7pt" officeooo:rsid="0021b61e" officeooo:paragraph-rsid="01635186" style:font-size-asian="10.5pt"/>
    </style:style>
    <style:style style:name="P10" style:family="paragraph" style:parent-style-name="Table_20_Contents">
      <style:text-properties style:font-name="DejaVu Sans" fo:font-size="7pt" officeooo:paragraph-rsid="01635186" style:font-size-asian="10.5pt"/>
    </style:style>
    <style:style style:name="P11" style:family="paragraph" style:parent-style-name="Table_20_Contents">
      <style:paragraph-properties fo:text-align="end" style:justify-single-word="false"/>
      <style:text-properties officeooo:paragraph-rsid="01635186"/>
    </style:style>
    <style:style style:name="P12" style:family="paragraph" style:parent-style-name="Table_20_Contents">
      <style:text-properties officeooo:paragraph-rsid="01635186"/>
    </style:style>
    <style:style style:name="P13" style:family="paragraph" style:parent-style-name="Table_20_Contents">
      <style:paragraph-properties fo:text-align="end" style:justify-single-word="false"/>
      <style:text-properties officeooo:rsid="016e2716" officeooo:paragraph-rsid="016e2716"/>
    </style:style>
    <style:style style:name="P14" style:family="paragraph" style:parent-style-name="Table_20_Contents">
      <style:text-properties fo:font-size="8pt" officeooo:rsid="002126cb" officeooo:paragraph-rsid="01635186" style:font-size-asian="8pt" style:font-size-complex="8pt"/>
    </style:style>
    <style:style style:name="P15" style:family="paragraph" style:parent-style-name="Table_20_Contents">
      <style:text-properties fo:font-size="9pt" officeooo:rsid="001f485f" officeooo:paragraph-rsid="01635186" style:font-size-asian="9pt" style:font-size-complex="9pt"/>
    </style:style>
    <style:style style:name="P16" style:family="paragraph" style:parent-style-name="Table_20_Contents">
      <style:text-properties fo:font-size="9pt" officeooo:rsid="0021b61e" officeooo:paragraph-rsid="01635186" style:font-size-asian="9pt" style:font-size-complex="9pt"/>
    </style:style>
    <style:style style:name="P17" style:family="paragraph" style:parent-style-name="Table_20_Contents">
      <style:paragraph-properties fo:text-align="start" style:justify-single-word="false" style:vertical-align="bottom" style:writing-mode="page"/>
      <style:text-properties officeooo:rsid="002405d3" officeooo:paragraph-rsid="01635186"/>
    </style:style>
    <style:style style:name="P18" style:family="paragraph" style:parent-style-name="Table_20_Contents">
      <style:paragraph-properties fo:text-align="start" style:justify-single-word="false" style:vertical-align="bottom" style:writing-mode="page"/>
      <style:text-properties officeooo:paragraph-rsid="01635186"/>
    </style:style>
    <style:style style:name="P19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20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61d4c4"/>
    </style:style>
    <style:style style:name="P21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635186"/>
    </style:style>
    <style:style style:name="P22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paragraph-rsid="01635186"/>
    </style:style>
    <style:style style:name="P23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63518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.049cm" fo:text-indent="0cm" style:auto-text-indent="false"/>
      <style:text-properties officeooo:rsid="0024fb45" officeooo:paragraph-rsid="01635186"/>
    </style:style>
    <style:style style:name="P25" style:family="paragraph" style:parent-style-name="Título_20_de_20_Campo">
      <style:text-properties officeooo:rsid="001e556f" officeooo:paragraph-rsid="01635186"/>
    </style:style>
    <style:style style:name="P26" style:family="paragraph" style:parent-style-name="Título_20_de_20_Campo">
      <style:text-properties officeooo:rsid="001f9486" officeooo:paragraph-rsid="01635186"/>
    </style:style>
    <style:style style:name="P27" style:family="paragraph" style:parent-style-name="Título_20_de_20_Campo">
      <style:text-properties style:font-name="DejaVu Sans" officeooo:rsid="001f9486" officeooo:paragraph-rsid="01635186" style:font-size-asian="10.5pt"/>
    </style:style>
    <style:style style:name="P28" style:family="paragraph" style:parent-style-name="Título_20_de_20_Campo">
      <style:text-properties officeooo:rsid="002126cb" officeooo:paragraph-rsid="01635186"/>
    </style:style>
    <style:style style:name="P29" style:family="paragraph" style:parent-style-name="Título_20_de_20_Campo">
      <style:text-properties officeooo:paragraph-rsid="01635186"/>
    </style:style>
    <style:style style:name="P30" style:family="paragraph" style:parent-style-name="Standard">
      <style:paragraph-properties fo:text-align="start" style:justify-single-word="false" fo:background-color="transparent" style:shadow="none" style:writing-mode="page">
        <style:tab-stops/>
        <style:background-image/>
      </style:paragraph-properties>
      <style:text-properties officeooo:paragraph-rsid="01635186"/>
    </style:style>
    <style:style style:name="P31" style:family="paragraph" style:parent-style-name="Standard">
      <style:paragraph-properties fo:text-align="center" style:justify-single-word="false"/>
      <style:text-properties officeooo:rsid="002405d3" officeooo:paragraph-rsid="01635186"/>
    </style:style>
    <style:style style:name="P32" style:family="paragraph" style:parent-style-name="Standard">
      <style:paragraph-properties fo:text-align="center" style:justify-single-word="false"/>
      <style:text-properties officeooo:rsid="01635186" officeooo:paragraph-rsid="01635186"/>
    </style:style>
    <style:style style:name="P33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34" style:family="paragraph" style:parent-style-name="Table_20_Contents">
      <style:text-properties fo:font-size="9pt" officeooo:rsid="0021b61e" officeooo:paragraph-rsid="01635186" style:font-size-asian="9pt" style:font-size-complex="9pt"/>
    </style:style>
    <style:style style:name="P35" style:family="paragraph" style:parent-style-name="Table_20_Contents">
      <style:text-properties style:font-name="DejaVu Sans" fo:font-size="7pt" officeooo:rsid="002126cb" officeooo:paragraph-rsid="017e3591" style:font-size-asian="10.5pt"/>
    </style:style>
    <style:style style:name="T1" style:family="text">
      <style:text-properties fo:font-size="8pt" officeooo:rsid="0178b17d" style:font-size-asian="8pt" style:font-size-complex="8pt"/>
    </style:style>
    <style:style style:name="T2" style:family="text">
      <style:text-properties fo:font-size="8pt" officeooo:rsid="018ca7bf" style:font-size-asian="8pt" style:font-size-complex="8pt"/>
    </style:style>
    <style:style style:name="T3" style:family="text">
      <style:text-properties fo:font-size="8pt" officeooo:rsid="017c98e6" style:font-size-asian="8pt" style:font-size-complex="8pt"/>
    </style:style>
    <style:style style:name="T4" style:family="text">
      <style:text-properties fo:font-size="8pt" officeooo:rsid="0164b0be" style:font-size-asian="8pt" style:font-size-complex="8pt"/>
    </style:style>
    <style:style style:name="T5" style:family="text">
      <style:text-properties officeooo:rsid="0021b61e"/>
    </style:style>
    <style:style style:name="T6" style:family="text">
      <style:text-properties style:font-name="DejaVu Sans" style:font-size-asian="10.5pt"/>
    </style:style>
    <style:style style:name="T7" style:family="text">
      <style:text-properties style:font-name="DejaVu Sans" fo:font-size="7pt" style:font-size-asian="10.5pt"/>
    </style:style>
    <style:style style:name="T8" style:family="text">
      <style:text-properties officeooo:rsid="001e556f"/>
    </style:style>
    <style:style style:name="T9" style:family="text">
      <style:text-properties officeooo:rsid="0164b0be"/>
    </style:style>
    <style:style style:name="T10" style:family="text">
      <style:text-properties officeooo:rsid="01782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py3o.object.aceite" text:name="py3o.object.aceite"/>
      </text:user-field-decls>
      <text:p text:style-name="P19"><text:a xlink:type="simple" xlink:href="py3o://for=%22object%20in%20boletos%22"><text:span text:style-name="T10">for="object in boletos"</text:span></text:a></text:p>
      <text:p text:style-name="P30"><text:a xlink:type="simple" xlink:href="py3o://for=%22via%20in%20[1,2,3]%22"><text:span text:style-name="T2">for="via in [1,2,3]"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row>
          <table:table-cell table:style-name="Tabela1.A1" table:number-columns-spanned="11" office:value-type="string">
            <text:p text:style-name="P18"><text:a xlink:type="simple" xlink:href="py3o://if=%22via%20==%201%22"><text:span text:style-name="T9">if="via == 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31">Recibo do 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7"><text:a xlink:type="simple" xlink:href="py3o://if=%22via%20==%202%22"><text:span text:style-name="T4">if="via == 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31">Ficha de Caix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3" office:value-type="string">
            <text:p text:style-name="P22"/>
          </table:table-cell>
          <table:covered-table-cell/>
          <table:covered-table-cell/>
          <table:table-cell table:style-name="Tabela1.D7" office:value-type="string">
            <text:p text:style-name="P1">104-0</text:p>
          </table:table-cell>
          <table:table-cell table:style-name="Tabela1.A7" table:number-columns-spanned="7" office:value-type="string">
            <text:p text:style-name="P23"><text:hidden-paragraph text:condition="ooow:"/><text:user-field-get text:name="py3o.object.linha_digitavel">object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8" table:number-columns-spanned="10" office:value-type="string">
            <text:p text:style-name="P29"><text:span text:style-name="T5">L</text:span>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8" office:value-type="string">
            <text:p text:style-name="P29">Data de vencimento</text:p>
          </table:table-cell>
        </table:table-row>
        <table:table-row>
          <table:table-cell table:style-name="Tabela1.A1" table:number-columns-spanned="10" office:value-type="string">
            <text:p text:style-name="P15">Preferencialmente nas casas lotéricas até o valor lim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9" office:value-type="string">
            <text:p text:style-name="P33"><text:user-field-get text:name="py3o.object.data_vencimento_formatada">object.data_vencimento_formatada</text:user-field-get></text:p>
          </table:table-cell>
        </table:table-row>
        <table:table-row>
          <table:table-cell table:style-name="Tabela1.A10" table:number-columns-spanned="10" office:value-type="string">
            <text:p text:style-name="P29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0" office:value-type="string">
            <text:p text:style-name="P29">Agência/código do beneficiário</text:p>
          </table:table-cell>
        </table:table-row>
        <table:table-row>
          <table:table-cell table:style-name="Tabela1.A1" table:number-columns-spanned="10" office:value-type="string">
            <text:p text:style-name="P5"><text:user-field-get text:name="py3o.object.sacado_nome">object.sacado_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1" office:value-type="string">
            <text:p text:style-name="P3"><text:user-field-get text:name="py3o.object.agencia_conta_cedente">object.agencia_conta_cedente</text:user-field-get> <text:s/></text:p>
          </table:table-cell>
        </table:table-row>
        <table:table-row>
          <table:table-cell table:style-name="Tabela1.A12" table:number-columns-spanned="10" office:value-type="string">
            <text:p text:style-name="P29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2" office:value-type="string">
            <text:p text:style-name="P25">CNPJ/CPF do beneficiário</text:p>
          </table:table-cell>
        </table:table-row>
        <table:table-row table:style-name="Tabela1.13">
          <table:table-cell table:style-name="Tabela1.A13" table:number-columns-spanned="10" office:value-type="string">
            <text:p text:style-name="P8"><text:user-field-get text:name="py3o.object.sacado_endereco">object.sacado_enderec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3" office:value-type="string">
            <text:p text:style-name="P2"><text:user-field-get text:name="py3o.object.sacado_documento">object.sacado_documento</text:user-field-get></text:p>
          </table:table-cell>
        </table:table-row>
        <table:table-row table:style-name="Tabela1.14">
          <table:table-cell table:style-name="Tabela1.A14" office:value-type="string">
            <text:p text:style-name="P26">Data do <text:span text:style-name="T6">documento</text:span></text:p>
          </table:table-cell>
          <table:table-cell table:style-name="Tabela1.B14" table:number-columns-spanned="6" office:value-type="string">
            <text:p text:style-name="P26">Nº do docum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7">Espécie</text:p>
          </table:table-cell>
          <table:table-cell table:style-name="Tabela1.B14" office:value-type="string">
            <text:p text:style-name="P27">Aceite</text:p>
          </table:table-cell>
          <table:table-cell table:style-name="Tabela1.B14" office:value-type="string">
            <text:p text:style-name="P28">Data do <text:span text:style-name="T6">processamento</text:span></text:p>
          </table:table-cell>
          <table:table-cell table:style-name="Tabela1.B14" office:value-type="string">
            <text:p text:style-name="P29">Nosso número</text:p>
          </table:table-cell>
        </table:table-row>
        <table:table-row table:style-name="Tabela1.15">
          <table:table-cell table:style-name="Tabela1.A13" office:value-type="string">
            <text:p text:style-name="P7"><text:user-field-get text:name="py3o.object.data_documento_formatada">object.data_documento_formatada</text:user-field-get></text:p>
          </table:table-cell>
          <table:table-cell table:style-name="Tabela1.B15" table:number-columns-spanned="6" office:value-type="string">
            <text:p text:style-name="P7"><text:s text:c="2"/><text:user-field-get text:name="py3o.object.nosso_numero">object.nosso_numer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15" office:value-type="string">
            <text:p text:style-name="P4">DM</text:p>
          </table:table-cell>
          <table:table-cell table:style-name="Tabela1.B15" office:value-type="string">
            <text:p text:style-name="P4"><text:user-field-get text:name="py3o.object.aceite">py3o.object.aceite</text:user-field-get></text:p>
          </table:table-cell>
          <table:table-cell table:style-name="Tabela1.B15" office:value-type="string">
            <text:p text:style-name="P35"><text:span text:style-name="T7"><text:user-field-get text:name="py3o.object.data_documento_formatada">object.data_documento_formatada</text:user-field-get></text:span></text:p>
          </table:table-cell>
          <table:table-cell table:style-name="Tabela1.K15" office:value-type="string">
            <text:p text:style-name="P13"><text:user-field-get text:name="py3o.object.nosso_numero">object.nosso_numero</text:user-field-get></text:p>
          </table:table-cell>
        </table:table-row>
        <table:table-row table:style-name="Tabela1.16">
          <table:table-cell table:style-name="Tabela1.A14" table:number-columns-spanned="2" office:value-type="string">
            <text:p text:style-name="P28">Uso do <text:span text:style-name="T6">banco</text:span></text:p>
          </table:table-cell>
          <table:covered-table-cell/>
          <table:table-cell table:style-name="Tabela1.B14" table:number-columns-spanned="3" office:value-type="string">
            <text:p text:style-name="P28">Carteira</text:p>
          </table:table-cell>
          <table:covered-table-cell/>
          <table:covered-table-cell/>
          <table:table-cell table:style-name="Tabela1.B14" office:value-type="string">
            <text:p text:style-name="P28">Espécie</text:p>
          </table:table-cell>
          <table:table-cell table:style-name="Tabela1.B14" table:number-columns-spanned="2" office:value-type="string">
            <text:p text:style-name="P28">Quantidade</text:p>
          </table:table-cell>
          <table:covered-table-cell/>
          <table:table-cell table:style-name="Tabela1.B14" table:number-columns-spanned="2" office:value-type="string">
            <text:p text:style-name="P28">Valor</text:p>
          </table:table-cell>
          <table:covered-table-cell/>
          <table:table-cell table:style-name="Tabela1.B14" office:value-type="string">
            <text:p text:style-name="P29">(=) Valor do documento</text:p>
          </table:table-cell>
        </table:table-row>
        <table:table-row table:style-name="Tabela1.17">
          <table:table-cell table:style-name="Tabela1.A13" table:number-columns-spanned="2" office:value-type="string">
            <text:p text:style-name="P10"/>
          </table:table-cell>
          <table:covered-table-cell/>
          <table:table-cell table:style-name="Tabela1.B15" table:number-columns-spanned="3" office:value-type="string">
            <text:p text:style-name="P9"><text:user-field-get text:name="py3o.object.carteira">object.carteira</text:user-field-get></text:p>
          </table:table-cell>
          <table:covered-table-cell/>
          <table:covered-table-cell/>
          <table:table-cell table:style-name="Tabela1.B15" office:value-type="string">
            <text:p text:style-name="P4">R$</text:p>
          </table:table-cell>
          <table:table-cell table:style-name="Tabela1.B15" table:number-columns-spanned="2" office:value-type="string">
            <text:p text:style-name="P10"/>
          </table:table-cell>
          <table:covered-table-cell/>
          <table:table-cell table:style-name="Tabela1.B15" table:number-columns-spanned="2" office:value-type="string">
            <text:p text:style-name="P10"/>
          </table:table-cell>
          <table:covered-table-cell/>
          <table:table-cell table:style-name="Tabela1.K17" office:value-type="string">
            <text:p text:style-name="P3"><text:user-field-get text:name="py3o.object.valor_formatado">object.valor_formatado</text:user-field-get></text:p>
          </table:table-cell>
        </table:table-row>
        <table:table-row>
          <table:table-cell table:style-name="Tabela1.A18" table:number-columns-spanned="10" office:value-type="string">
            <text:p text:style-name="P29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8" office:value-type="string">
            <text:p text:style-name="P29">(-) Desconto/abatimento</text:p>
          </table:table-cell>
        </table:table-row>
        <table:table-row>
          <table:table-cell table:style-name="Tabela1.A1" table:number-rows-spanned="9" table:number-columns-spanned="10" office:value-type="string">
            <text:p text:style-name="P16"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9" office:value-type="string">
            <text:p text:style-name="P1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0" office:value-type="string">
            <text:p text:style-name="P29">(-) Outras deduçõe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1" office:value-type="string">
            <text:p text:style-name="P11"/>
          </table:table-cell>
        </table:table-row>
        <table:table-row table:style-name="Tabela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9">(<text:span text:style-name="T8">+</text:span>) Mora/multa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3" office:value-type="string">
            <text:p text:style-name="P29"/>
          </table:table-cell>
        </table:table-row>
        <table:table-row table:style-name="Tabela1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9">(+) Outros acréscimo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5" office:value-type="string">
            <text:p text:style-name="P11"/>
          </table:table-cell>
        </table:table-row>
        <table:table-row table:style-name="Tabela1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9">(=) Valor cobrado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7" office:value-type="string">
            <text:p text:style-name="P11"/>
          </table:table-cell>
        </table:table-row>
        <table:table-row table:style-name="Tabela1.28">
          <table:table-cell table:style-name="Tabela1.A14" table:number-columns-spanned="10" office:value-type="string">
            <text:p text:style-name="P29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4" office:value-type="string">
            <text:p text:style-name="P29">CNPJ/CPF</text:p>
          </table:table-cell>
        </table:table-row>
        <table:table-row>
          <table:table-cell table:style-name="Tabela1.A1" table:number-columns-spanned="10" office:value-type="string">
            <text:p text:style-name="P5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3"><text:user-field-get text:name="py3o.object.cedente_documento">object.cedente_documento</text:user-field-get></text:p>
          </table:table-cell>
        </table:table-row>
        <table:table-row>
          <table:table-cell table:style-name="Tabela1.A1" table:number-columns-spanned="10" office:value-type="string">
            <text:p text:style-name="P6"><text:user-field-get text:name="py3o.object.cedente_endereco">object.cedente_enderec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12"/>
          </table:table-cell>
        </table:table-row>
        <table:table-row>
          <table:table-cell table:style-name="Tabela1.A3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31" office:value-type="string">
            <text:p text:style-name="P14">Autenticação mecânica</text:p>
          </table:table-cell>
        </table:table-row>
        <table:table-row>
          <table:table-cell table:style-name="Tabela1.A1" table:number-columns-spanned="11" office:value-type="string">
            <text:p text:style-name="P17"><text:a xlink:type="simple" xlink:href="py3o://if=%22via%20==%203%22"><text:span text:style-name="T4">if="via == 3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32">Código de Bar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a xlink:type="simple" xlink:href="py3o:///for" text:style-name="Internet_20_link" text:visited-style-name="Visited_20_Internet_20_Link"><text:span text:style-name="T1">/for</text:span></text:a></text:p>
      <text:p text:style-name="P2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style:contextual-spacing="false" fo:text-indent="0cm" style:auto-text-indent="false" style:page-number="auto" style:writing-mode="page"/>
      <style:text-properties fo:font-size="5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5T22:04:20.506192763</dc:date>
    <meta:editing-duration>P5DT2H55M6S</meta:editing-duration>
    <meta:editing-cycles>320</meta:editing-cycles>
    <meta:generator>LibreOffice/4.2.8.2$Linux_X86_64 LibreOffice_project/420m0$Build-2</meta:generator>
    <meta:document-statistic meta:table-count="1" meta:image-count="0" meta:object-count="0" meta:page-count="1" meta:paragraph-count="61" meta:word-count="115" meta:character-count="1000" meta:non-whitespace-character-count="942"/>
    <meta:user-defined meta:name="decimal_separator">,</meta:user-defined>
    <meta:user-defined meta:name="digit_separator">.</meta:user-defined>
    <meta:user-defined meta:name="float_format">"%.2f"</meta:user-defined>
  </office:meta>
</office:document-meta>
</file>